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9688in" style:rel-column-width="37548*"/>
    </style:style>
    <style:style style:name="Table1.B" style:family="table-column">
      <style:table-column-properties style:column-width="2.9583in" style:rel-column-width="27987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5">Enhanced security</text:p>
        </text:list-item>
        <text:list-item>
          <text:p text:style-name="P5">Enhanced manageability</text:p>
        </text:list-item>
        <text:list-item>
          <text:p text:style-name="P5">Enhanced accounting</text:p>
          <text:p text:style-name="P5"/>
        </text:list-item>
      </text:list>
      <text:h text:style-name="Heading_20_1" text:outline-level="1">Goals</text:h>
      <text:list text:style-name="L2">
        <text:list-item>
          <text:p text:style-name="P9">Enhance a Mediawiki installation with fine-grained permissions</text:p>
        </text:list-item>
        <text:list-item>
          <text:p text:style-name="P9">Enhance remote management capabilities</text:p>
        </text:list-item>
        <text:list-item>
          <text:p text:style-name="P9">Implement a simple to operate replication system</text:p>
        </text:list-item>
        <text:list-item>
          <text:p text:style-name="P9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3">Its permission functionality isn't fine-grained enough (e,g, not name-space-level)</text:p>
        </text:list-item>
        <text:list-item>
          <text:p text:style-name="P13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5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Policing already in place based on 'read' right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Write protected through 'editinterface' right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13:09:16</dc:date>
    <dc:language>en-US</dc:language>
    <meta:editing-cycles>53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91" meta:word-count="322" meta:character-count="2267"/>
  </office:meta>
</office:document-meta>
</file>